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Index_20_1">
      <style:paragraph-properties>
        <style:tab-stops>
          <style:tab-stop style:position="6.6374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36in" draw:visible-area-height="2.5236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8-12-11T11:30:34">12/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30:34">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Quick Start to JTA <text:tab/>6</text:p>
          <text:p text:style-name="P23">Introduction<text:tab/>6</text:p>
          <text:p text:style-name="P23">Package layout<text:tab/>6</text:p>
          <text:p text:style-name="P23">Setting properties<text:tab/>6</text:p>
          <text:p text:style-name="P23">Specifying the object store location<text:tab/>6</text:p>
          <text:p text:style-name="P23">Demarcating Transactions<text:tab/>7</text:p>
          <text:p text:style-name="P23">UserTransaction<text:tab/>7</text:p>
          <text:p text:style-name="P23">TransactionManager<text:tab/>7</text:p>
          <text:p text:style-name="P23">The Transaction interface<text:tab/>7</text:p>
          <text:p text:style-name="P23">Local vs Distributed JTA implementations<text:tab/>8</text:p>
          <text:p text:style-name="P23">JDBC and Transactions<text:tab/>8</text:p>
          <text:p text:style-name="P23">Configurable options<text:tab/>9</text:p>
          <text:p text:style-name="P22">Quick Start to JTS/OTS<text:tab/>10</text:p>
          <text:p text:style-name="P23">Introduction<text:tab/>10</text:p>
          <text:p text:style-name="P23">Package layout<text:tab/>10</text:p>
          <text:p text:style-name="P23">Setting properties<text:tab/>11</text:p>
          <text:p text:style-name="P23">Starting and terminating the ORB and BOA/POA<text:tab/>11</text:p>
          <text:p text:style-name="P23">Specifying the object store location<text:tab/>12</text:p>
          <text:p text:style-name="P23">Implicit transaction propagation and interposition<text:tab/>12</text:p>
          <text:p text:style-name="P23">Obtaining Current<text:tab/>13</text:p>
          <text:p text:style-name="P23">Transaction termination<text:tab/>14</text:p>
          <text:p text:style-name="P23">Transaction factory<text:tab/>14</text:p>
          <text:p text:style-name="P23">Recovery manager<text:tab/>15</text:p>
          <text:p text:style-name="P22">Quick Start to Web Services Transactions <text:tab/>16</text:p>
          <text:p text:style-name="P23">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ering <text:bookmark-ref text:reference-format="text" text:ref-name="prodname">JBoss Transactions 4.4.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754425920"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836391014" text:continue-list="list1754425920" text:style-name="WW8Num17">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list xml:id="list1932595224"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287946433" text:continue-list="list836391014"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1140758430" text:continue-list="list1287946433"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text:soft-page-break/>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99022249" text:style-name="WW8Num14">
        <text:list-item>
          <text:p text:style-name="P29">make sure the property com.arjuna.ats.jta.jtaTMImplementation is set to com.arjuna.ats.internal.jta.transaction.arjunacore.TransactionManagerImple.</text:p>
        </text:list-item>
        <text:list-item>
          <text:p text:style-name="P30">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xml:id="list38455273" text:continue-numbering="true" text:style-name="WW8Num14">
        <text:list-item>
          <text:p text:style-name="P29">make sure the property com.arjuna.ats.jta.jtaTMImplementation is set to com.arjuna.ats.internal.jta.transaction.jts.TransactionManagerImple.</text:p>
        </text:list-item>
        <text:list-item>
          <text:p text:style-name="P30">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2.0 APIs. JDBC 2.0 supports two-phase commit of transactions, and is similar to the XA X/Open standard. The JDBC 2.0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316328877" text:continue-list="list1932595224"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271904000" text:continue-list="list1140758430"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jts-properties.xml</text:span>. At runtime <text:span text:style-name="T3">JBossTS</text:span> looks for its property file in the following order:</text:p>
      <text:list xml:id="list124882535" text:continue-list="list1271904000"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xml:id="list403833790"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46102900" text:continue-list="list124882535"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386046972" text:continue-list="list403833790"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107379892" text:continue-list="list46102900" text:style-name="WW8Num17">
        <text:list-item text:start-value="1">
          <text:p text:style-name="arj-bullet"><text:alphabetical-index-mark text:string-value="filters" text:key1="Property variables"/>Implicit context propagation: </text:p>
          <text:list>
            <text:list-item>
              <text:p text:style-name="P26">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ext:soft-page-break/>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401221444" text:continue-list="list386046972"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xml:id="list704404295" text:continue-list="list107379892"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595411085" text:continue-list="list316328877"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Configuration<text:tab/>16</text:p>
          <text:p text:style-name="P20">Configuring ArjunaTS<text:tab/>14</text:p>
          <text:p text:style-name="P20">Control<text:tab/></text:p>
          <text:p text:style-name="P21">accessibility<text:tab/>14</text:p>
          <text:p text:style-name="P20">CosServices.cfg<text:tab/></text:p>
          <text:p text:style-name="P21">overriding default name and location<text:tab/>14</text:p>
          <text:p text:style-name="P21">overview<text:tab/>14</text:p>
          <text:p text:style-name="P20">Current<text:tab/></text:p>
          <text:p text:style-name="P21">overview<text:tab/>13</text:p>
          <text:p text:style-name="P20">Implicit context propagation<text:tab/>13</text:p>
          <text:p text:style-name="P20">initOA<text:tab/></text:p>
          <text:p text:style-name="P21">overview<text:tab/>11</text:p>
          <text:p text:style-name="P20">initORB<text:tab/></text:p>
          <text:p text:style-name="P21">overview<text:tab/>11</text:p>
          <text:p text:style-name="P20">Interposition<text:tab/>12</text:p>
          <text:p text:style-name="P21">Transactional Objects for Java<text:tab/>13</text:p>
          <text:p text:style-name="P20">Jar setup<text:tab/></text:p>
          <text:p text:style-name="P21">additional jars<text:tab/>6, 10</text:p>
          <text:p text:style-name="P20">ObjectStore<text:tab/></text:p>
          <text:p text:style-name="P21">specifying location<text:tab/>6, 12</text:p>
          <text:p text:style-name="P20">Package<text:tab/>7</text:p>
          <text:p text:style-name="P20">Package layout<text:tab/>6, 10</text:p>
          <text:p text:style-name="P20">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4, 15</text:p>
          <text:p text:style-name="P20">Setting properties<text:tab/>6, 11</text:p>
          <text:p text:style-name="P20">Shutdown down the ORB and BOA<text:tab/>11</text:p>
          <text:p text:style-name="P20">shutdownOA<text:tab/></text:p>
          <text:p text:style-name="P21">overview<text:tab/>11</text:p>
          <text:p text:style-name="P20">shutdownORB<text:tab/></text:p>
          <text:p text:style-name="P21">overview<text:tab/>11</text:p>
          <text:p text:style-name="P20">Starting the ORB and BOA<text:tab/>11</text:p>
          <text:p text:style-name="P20">Transaction context propagation<text:tab/>12</text:p>
          <text:p text:style-name="P20">Transactional Objects for Java<text:tab/></text:p>
          <text:p text:style-name="P21">configuration<text:tab/>9</text:p>
          <text:p text:style-name="P20">TransactionManager<text:tab/>7</text:p>
          <text:p text:style-name="P2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8-12-11T11:30:34">12/11/08</text:date><text:tab/><text:span text:style-name="Page_20_Number"><text:page-number text:select-page="current">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8-12-11T11:30:34">12/11/08</text:date><text:span text:style-name="Page_20_Number"><text:tab/></text:span><text:span text:style-name="Page_20_Number"><text:page-number text:select-page="current">8</text:page-number></text:span></text:p>
      </style:footer>
      <style:footer-left>
        <text:p text:style-name="MP1"><text:span text:style-name="Page_20_Number"><text:page-number text:select-page="current">8</text:page-number></text:span><text:span text:style-name="Page_20_Number"><text:tab/>JBossTS-QSG-</text:span><text:span text:style-name="Page_20_Number"><text:date style:data-style-name="N37" text:date-value="2008-12-11T11:30:34">12/11/08</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4.0</text:bookmark-ref> <text:bookmark-ref text:reference-format="text" text:ref-name="docname">Quick Start Guide</text:bookmark-ref></text:p>
      </style:header-left>
      <style:footer>
        <text:p text:style-name="MP7"><text:page-number text:select-page="current">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9-08T16:31:00</meta:creation-date>
    <dc:creator>Jonathan Halliday</dc:creator>
    <dc:date>2008-12-11T11:30:34</dc:date>
    <meta:print-date>2008-03-13T15:29:00</meta:print-date>
    <dc:language>en-US</dc:language>
    <meta:editing-cycles>50</meta:editing-cycles>
    <meta:editing-duration>PT01H06M32S</meta:editing-duration>
    <meta:document-statistic meta:table-count="3" meta:image-count="1" meta:object-count="1" meta:page-count="19" meta:paragraph-count="329" meta:word-count="3695" meta:character-count="27191"/>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